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3.6667in" fo:margin-left="0in" fo:margin-top="0in" fo:margin-bottom="0in" table:align="left"/>
    </style:style>
    <style:style style:name="Table7.A" style:family="table-column">
      <style:table-column-properties style:column-width="1.6146in"/>
    </style:style>
    <style:style style:name="Table7.B" style:family="table-column">
      <style:table-column-properties style:column-width="2.0514in"/>
    </style:style>
    <style:style style:name="Table7.1" style:family="table-row">
      <style:table-row-properties style:min-row-height="0.2674in" fo:keep-together="auto"/>
    </style:style>
    <style:style style:name="Table7.A1" style:family="table-cell">
      <style:table-cell-properties style:vertical-align="" fo:padding="0.0694in" fo:border="0.5pt solid #000000"/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.0626in" fo:text-indent="0in" style:auto-text-indent="false"/>
    </style:style>
    <style:style style:name="P38" style:family="paragraph" style:parent-style-name="Standard">
      <style:paragraph-properties fo:margin-left="0in" fo:margin-right="0.0626in" fo:text-indent="0in" style:auto-text-indent="false"/>
      <style:text-properties fo:font-size="11pt" style:font-size-asian="11pt" style:font-size-complex="11pt"/>
    </style:style>
    <style:style style:name="P39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</style:style>
    <style:style style:name="P40" style:family="paragraph" style:parent-style-name="Standard">
      <style:paragraph-properties fo:margin-left="0in" fo:margin-right="0.0626in" fo:margin-top="0in" fo:margin-bottom="0in" loext:contextual-spacing="false" fo:line-height="100%" fo:text-align="center" style:justify-single-word="false" fo:text-indent="0in" style:auto-text-indent="false"/>
    </style:style>
    <style:style style:name="P41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keep-with-next="auto"/>
    </style:style>
    <style:style style:name="P42" style:family="paragraph" style:parent-style-name="Heading_20_3" style:master-page-name="Standard">
      <style:paragraph-properties fo:margin-left="0.0626in" fo:margin-right="0.0626in" fo:margin-top="0.1945in" fo:margin-bottom="0.0555in" loext:contextual-spacing="false" fo:line-height="100%" fo:keep-together="auto" fo:text-indent="0in" style:auto-text-indent="false" style:page-number="1" fo:keep-with-next="auto"/>
    </style:style>
    <style:style style:name="P43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44" style:family="paragraph" style:parent-style-name="Heading_20_4">
      <style:paragraph-properties fo:margin-left="0.0626in" fo:margin-right="0.0626in" fo:margin-top="0.1665in" fo:margin-bottom="0.028in" loext:contextual-spacing="false" fo:line-height="100%" fo:keep-together="auto" fo:text-indent="0in" style:auto-text-indent="false" fo:keep-with-next="auto"/>
    </style:style>
    <style:style style:name="T1" style:family="text">
      <style:text-properties fo:font-size="13pt" style:font-size-asian="13pt" style:font-size-complex="13pt" fo:background-color="#ffffff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size-complex="11pt" fo:background-color="#ffffff"/>
    </style:style>
    <style:style style:name="T5" style:family="text">
      <style:text-properties style:font-name="Roboto Mono" fo:font-size="11pt" style:font-name-asian="Roboto Mono1" style:font-size-asian="11pt" style:font-name-complex="Roboto Mono1" style:font-size-complex="11pt"/>
    </style:style>
    <style:style style:name="T6" style:family="text">
      <style:text-properties style:font-name="Roboto Mono" fo:font-size="11pt" style:font-name-asian="Roboto Mono1" style:font-size-asian="11pt" style:font-name-complex="Roboto Mono1" style:font-size-complex="11pt" fo:background-color="#ffffff"/>
    </style:style>
    <style:style style:name="T7" style:family="text">
      <style:text-properties style:font-name="Roboto Mono" fo:font-size="11pt" fo:font-weight="bold" style:font-name-asian="Roboto Mono1" style:font-size-asian="11pt" style:font-weight-asian="bold" style:font-name-complex="Roboto Mono1" style:font-size-complex="11pt" style:font-weight-complex="bold"/>
    </style:style>
    <style:style style:name="T8" style:family="text">
      <style:text-properties fo:color="#333333" style:font-name="Consolas" fo:background-color="#f8f8f8" loext:char-shading-value="0" style:font-name-asian="Consolas1" style:font-name-complex="Consolas1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0" style:family="text">
      <style:text-properties fo:color="#188038" style:font-name="Roboto Mono" style:font-name-asian="Roboto Mono1" style:font-name-complex="Roboto Mono1"/>
    </style:style>
    <style:style style:name="T11" style:family="text">
      <style:text-properties fo:color="#dd1144" style:font-name="Consolas" fo:background-color="#f8f8f8" loext:char-shading-value="0" style:font-name-asian="Consolas1" style:font-name-complex="Consolas1"/>
    </style:style>
    <style:style style:name="T1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8080" style:font-name="Consolas" fo:background-color="#f8f8f8" loext:char-shading-value="0" style:font-name-asian="Consolas1" style:font-name-complex="Consolas1"/>
    </style:style>
    <style:style style:name="T16" style:family="text">
      <style:text-properties fo:color="#666666" style:font-name="Calibri" fo:font-size="21pt" style:font-name-asian="Calibri1" style:font-size-asian="21pt" style:font-name-complex="Calibri1" style:font-size-complex="21pt"/>
    </style:style>
    <style:style style:name="T17" style:family="text">
      <style:text-properties fo:color="#666666" style:font-name="Calibri" fo:font-size="16pt" style:font-name-asian="Calibri1" style:font-size-asian="16pt" style:font-name-complex="Calibri1" style:font-size-complex="16pt"/>
    </style:style>
    <style:style style:name="T18" style:family="text">
      <style:text-properties fo:color="#384d54" fo:font-size="9pt" style:font-size-asian="9pt" style:font-size-complex="9pt"/>
    </style:style>
    <style:style style:name="T19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ofjy8rb5wngm"/><text:span text:style-name="T1">🧱 Arquitectura MVVM en Flutter</text:span></text:p>
      <text:list xml:id="list2656728822" text:style-name="WWNum6">
        <text:list-item>
          <text:p text:style-name="P1"><text:span text:style-name="T2">Model:</text:span><text:span text:style-name="T3"> Gestiona la lógica de negocio y datos (consultas a base de datos, APIs, etc.).</text:span></text:p>
        </text:list-item>
        <text:list-item>
          <text:p text:style-name="P12"><text:span text:style-name="T2">View:</text:span><text:span text:style-name="T3"> Todo lo que ve el usuario (widgets que componen la interfaz gráfica).</text:span></text:p>
        </text:list-item>
        <text:list-item>
          <text:p text:style-name="P16"><text:span text:style-name="T2">ViewModel:</text:span><text:span text:style-name="T3"> Actúa como puente entre View y Model. Contiene la lógica de presentación y maneja el estado.</text:span></text:p>
        </text:list-item>
      </text:list>
      <text:p text:style-name="P29"><text:span text:style-name="T2">🧩 Ventajas:</text:span></text:p>
      <text:list xml:id="list750587992" text:style-name="WWNum9">
        <text:list-item>
          <text:p text:style-name="P2"><text:span text:style-name="T3">Separa claramente responsabilidades.</text:span></text:p>
        </text:list-item>
        <text:list-item>
          <text:p text:style-name="P13"><text:span text:style-name="T3">Facilita pruebas automáticas y mantenimiento.</text:span></text:p>
        </text:list-item>
        <text:list-item>
          <text:p text:style-name="P17"><text:span text:style-name="T3">Mejora la escalabilidad del proyecto.</text:span></text:p>
        </text:list-item>
      </text:list>
      <text:p text:style-name="P41"><text:bookmark text:name="_4yhh49y7h9nn"/><text:span text:style-name="T1">🧭 Navegación en Flutter</text:span></text:p>
      <text:p text:style-name="P44"><text:bookmark text:name="_yihs89cw4z3w"/><text:span text:style-name="T4">1. Navegación con </text:span><text:span text:style-name="T6">Navigator</text:span><text:span text:style-name="T4"> (Imperativa)</text:span></text:p>
      <text:list xml:id="list895311517" text:style-name="WWNum3">
        <text:list-item>
          <text:p text:style-name="P3"><text:span text:style-name="T7">Navigator.push(context, ...)</text:span><text:span text:style-name="T3">: añade una nueva pantalla a la pila.</text:span></text:p>
        </text:list-item>
        <text:list-item>
          <text:p text:style-name="P18"><text:span text:style-name="T7">Navigator.pop(context)</text:span><text:span text:style-name="T3">: elimina la pantalla actual de la pila y vuelve a la anterior.</text:span></text:p>
        </text:list-item>
      </text:list>
      <text:p text:style-name="P29"><text:span text:style-name="T3">🧪 Ejemplo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5"><text:span text:style-name="T8">Navigator.push(<text:line-break/> <text:s/>context,<text:line-break/> <text:s/>MaterialPageRoute(builder: (context) =&gt; PantallaDetalle()),<text:line-break/>);</text:span></text:p>
          </table:table-cell>
        </table:table-row>
      </table:table>
      <text:p text:style-name="P29"><text:span text:style-name="T2">📌 Recomendado para:</text:span></text:p>
      <text:list xml:id="list427022565" text:style-name="WWNum12">
        <text:list-item>
          <text:p text:style-name="P4"><text:span text:style-name="T3">Aplicaciones pequeñas.</text:span></text:p>
        </text:list-item>
        <text:list-item>
          <text:p text:style-name="P19"><text:span text:style-name="T3">Navegación básica sin paso complejo de datos.</text:span></text:p>
        </text:list-item>
      </text:list>
      <text:p text:style-name="P44"><text:bookmark text:name="_xxnntlggwea5"/><text:span text:style-name="T4">2. Navegación con GoRouter (Declarativa)</text:span></text:p>
      <text:list xml:id="list2753933093" text:style-name="WWNum1">
        <text:list-item>
          <text:p text:style-name="P5"><text:span text:style-name="T2">GoRouter</text:span><text:span text:style-name="T3"> permite definir rutas de forma centralizada y navegar como si fuera una web.</text:span></text:p>
        </text:list-item>
        <text:list-item>
          <text:p text:style-name="P20"><text:span text:style-name="T3">Usa rutas nombradas y parámetros dinámicos.</text:span></text:p>
        </text:list-item>
      </text:list>
      <text:p text:style-name="P29"><text:span text:style-name="T2">🧪 Ejemplo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8">context.go(</text:span><text:span text:style-name="T11">'/perfil'</text:span><text:span text:style-name="T8">);<text:line-break/>context.push(</text:span><text:span text:style-name="T11">'/producto/123'</text:span><text:span text:style-name="T8">); </text:span><text:span text:style-name="T12">// con parámetro dinámico</text:span></text:p>
          </table:table-cell>
        </table:table-row>
      </table:table>
      <text:p text:style-name="P38"/>
      <text:p text:style-name="P30"/>
      <text:p text:style-name="P29"><text:span text:style-name="T2">🎯 Ventajas:</text:span></text:p>
      <text:list xml:id="list3318567116" text:style-name="WWNum11">
        <text:list-item>
          <text:p text:style-name="P6"><text:span text:style-name="T3">Ideal para Flutter Web.</text:span></text:p>
        </text:list-item>
        <text:list-item>
          <text:p text:style-name="P14"><text:span text:style-name="T3">Facilita el deep linking (enlace directo a páginas internas).</text:span></text:p>
        </text:list-item>
        <text:list-item>
          <text:p text:style-name="P21"><text:span text:style-name="T3">Compatible con arquitecturas modernas.</text:span></text:p>
        </text:list-item>
      </text:list>
      <text:p text:style-name="P29"><text:span text:style-name="T2">📌 Recomendado para:</text:span></text:p>
      <text:list xml:id="list2468377256" text:style-name="WWNum4">
        <text:list-item>
          <text:p text:style-name="P7"><text:span text:style-name="T3">Aplicaciones medianas y grandes.</text:span></text:p>
        </text:list-item>
        <text:list-item>
          <text:p text:style-name="P22"><text:span text:style-name="T3">Cuando se requiere mantener historial de navegación o usar URLs.</text:span></text:p>
        </text:list-item>
      </text:list>
      <text:p text:style-name="P41"><text:bookmark text:name="_9di2ztp3ywrh"/><text:span text:style-name="T1">📦 Paso de datos entre pantallas</text:span></text:p>
      <text:p text:style-name="P44"><text:bookmark text:name="_4e7ner92yl"/><text:span text:style-name="T4">➤ Mediante constructor (forma directa)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<text:span text:style-name="T8">Navigator.push(<text:line-break/> <text:s/>context,<text:line-break/> <text:s/>MaterialPageRoute(builder: (_) =&gt; Detalle(producto: miProducto)),<text:line-break/>);</text:span></text:p>
          </table:table-cell>
        </table:table-row>
      </table:table>
      <text:p text:style-name="P44"><text:bookmark text:name="_e2p897rp27u2"/><text:span text:style-name="T4">➤ Con argumentos en rutas nombradas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<text:span text:style-name="T8">onGenerateRoute: (settings) {<text:line-break/> <text:s/></text:span><text:span text:style-name="T9">if</text:span><text:span text:style-name="T8"> (settings.name == </text:span><text:span text:style-name="T11">'/detalle'</text:span><text:span text:style-name="T8">) {<text:line-break/> <text:s text:c="3"/></text:span><text:span text:style-name="T9">final</text:span><text:span text:style-name="T8"> producto = settings.arguments </text:span><text:span text:style-name="T9">as</text:span><text:span text:style-name="T8"> Producto;<text:line-break/> <text:s text:c="3"/></text:span><text:span text:style-name="T9">return</text:span><text:span text:style-name="T8"> MaterialPageRoute(builder: (_) =&gt; Detalle(producto: producto));<text:line-break/> <text:s/>}<text:line-break/>}</text:span></text:p>
          </table:table-cell>
        </table:table-row>
      </table:table>
      <text:p text:style-name="P29"><text:span text:style-name="T3">🔑 Consejo: no sobrecargues la navegación con muchos datos → usa gestores de estado.</text:span></text:p>
      <text:p text:style-name="P41"><text:bookmark text:name="_yte1csvzn12z"/><text:span text:style-name="T1">🔄 Gestión de Estado</text:span></text:p>
      <text:p text:style-name="P44"><text:bookmark text:name="_84fciqod2yz7"/><text:span text:style-name="T4">1. </text:span><text:span text:style-name="T6">setState()</text:span><text:span text:style-name="T4"> (local y sencillo)</text:span></text:p>
      <text:list xml:id="list28562787" text:style-name="WWNum8">
        <text:list-item>
          <text:p text:style-name="P27"><text:span text:style-name="T3">Actualiza el estado de un widget puntual. No mantiene el estado entre pantallas.</text:span></text:p>
        </text:list-item>
      </text:list>
      <text:p text:style-name="P29"><text:span text:style-name="T3">📌 Ideal para: prototipos y apps pequeñas.</text:span></text:p>
      <text:p text:style-name="P44"><text:bookmark text:name="_rzq9c8kj023r"/><text:span text:style-name="T4">2. </text:span><text:span text:style-name="T6">Provider</text:span><text:span text:style-name="T4"> (global y recomendado)</text:span></text:p>
      <text:list xml:id="list1380513165" text:style-name="WWNum7">
        <text:list-item>
          <text:p text:style-name="P8"><text:span text:style-name="T3">Usa </text:span><text:span text:style-name="T5">ChangeNotifier</text:span><text:span text:style-name="T3"> para escuchar y notificar cambios.</text:span></text:p>
        </text:list-item>
        <text:list-item>
          <text:p text:style-name="P23"><text:span text:style-name="T3">Permite compartir datos entre widgets sin tener que pasarlos manualmente.</text:span></text:p>
        </text:list-item>
      </text:list>
      <text:p text:style-name="P29"><text:span text:style-name="T2">🧪 Ejemplo básico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><text:span text:style-name="T8">Provider.of&lt;UsuarioProvider&gt;(context).cambiarNombre(</text:span><text:span text:style-name="T11">'María'</text:span><text:span text:style-name="T8">);</text:span></text:p>
          </table:table-cell>
        </table:table-row>
      </table:table>
      <text:p text:style-name="P29"><text:span text:style-name="T2">🎯 Beneficios:</text:span></text:p>
      <text:list xml:id="list3989637546" text:style-name="WWNum5">
        <text:list-item>
          <text:p text:style-name="P9"><text:span text:style-name="T3">Fácil de usar.</text:span></text:p>
        </text:list-item>
        <text:list-item>
          <text:p text:style-name="P15"><text:span text:style-name="T3">Integración oficial con Flutter.</text:span></text:p>
        </text:list-item>
        <text:list-item>
          <text:p text:style-name="P24"><text:span text:style-name="T3">Escalable para apps medianas.</text:span></text:p>
        </text:list-item>
      </text:list>
      <text:p text:style-name="P44"><text:bookmark text:name="_ocwu1a9b2msd"/><text:span text:style-name="T4">3. </text:span><text:span text:style-name="T6">Riverpod</text:span><text:span text:style-name="T4"> (moderno y avanzado)</text:span></text:p>
      <text:list xml:id="list909456374" text:style-name="WWNum13">
        <text:list-item>
          <text:p text:style-name="P10"><text:span text:style-name="T3">Separación completa entre lógica y UI.</text:span></text:p>
        </text:list-item>
        <text:list-item>
          <text:p text:style-name="P25"><text:span text:style-name="T3">Mejor testabilidad y sin dependencias del contexto.</text:span></text:p>
        </text:list-item>
      </text:list>
      <text:p text:style-name="P29"><text:soft-page-break/><text:span text:style-name="T3">📌 Recomendado para apps grandes o proyectos a largo plazo.</text:span></text:p>
      <text:p text:style-name="P41"><text:bookmark text:name="_th9u34c4si8e"/><text:span text:style-name="T1">📱 Diseño Responsive en Flutter</text:span></text:p>
      <text:p text:style-name="P29"><text:span text:style-name="T3">📐 El diseño responsive permite que la interfaz se adapte automáticamente al tamaño de pantalla del dispositivo: móvil, tablet o escritorio.</text:span></text:p>
      <text:p text:style-name="P44"><text:bookmark text:name="_lwe522qxi8ra"/><text:span text:style-name="T4">🧰 Herramientas clave</text:span></text:p>
      <text:list xml:id="list3270206732" text:style-name="WWNum10">
        <text:list-item>
          <text:p text:style-name="P28"><text:span text:style-name="T2">MediaQuery</text:span><text:span text:style-name="T3">: obtiene información del dispositivo (ancho, alto, orientación)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9">final</text:span><text:span text:style-name="T8"> ancho = MediaQuery.of(context).size.width;</text:span></text:p>
          </table:table-cell>
        </table:table-row>
      </table:table>
      <text:list xml:id="list1240774236" text:style-name="WWNum2">
        <text:list-item>
          <text:p text:style-name="P11"><text:span text:style-name="T2">LayoutBuilder</text:span><text:span text:style-name="T3">: permite diseñar basándose en el tamaño del widget padre.</text:span></text:p>
        </text:list-item>
        <text:list-item>
          <text:p text:style-name="P26"><text:span text:style-name="T2">OrientationBuilder</text:span><text:span text:style-name="T3">: detecta si el dispositivo está en modo retrato o apaisado.</text:span></text:p>
        </text:list-item>
      </text:list>
      <text:p text:style-name="P44"><text:bookmark text:name="_1ysdss5g20fe"/><text:span text:style-name="T4">📏 Breakpoints comune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<text:span text:style-name="T13">Dispositivo</text:span></text:p>
          </table:table-cell>
          <table:table-cell table:style-name="Table7.A1" office:value-type="string">
            <text:p text:style-name="P40"><text:span text:style-name="T13">Ancho</text:span></text:p>
          </table:table-cell>
        </table:table-row>
        <table:table-row table:style-name="Table7.1">
          <table:table-cell table:style-name="Table7.A1" office:value-type="string">
            <text:p text:style-name="P39"><text:span text:style-name="T14">Móvil</text:span></text:p>
          </table:table-cell>
          <table:table-cell table:style-name="Table7.A1" office:value-type="string">
            <text:p text:style-name="P39"><text:span text:style-name="T14">&lt; 600px</text:span></text:p>
          </table:table-cell>
        </table:table-row>
        <table:table-row table:style-name="Table7.1">
          <table:table-cell table:style-name="Table7.A1" office:value-type="string">
            <text:p text:style-name="P39"><text:span text:style-name="T14">Tablet</text:span></text:p>
          </table:table-cell>
          <table:table-cell table:style-name="Table7.A1" office:value-type="string">
            <text:p text:style-name="P39"><text:span text:style-name="T14">600 – 1200px</text:span></text:p>
          </table:table-cell>
        </table:table-row>
        <table:table-row table:style-name="Table7.1">
          <table:table-cell table:style-name="Table7.A1" office:value-type="string">
            <text:p text:style-name="P39"><text:span text:style-name="T14">Escritorio</text:span></text:p>
          </table:table-cell>
          <table:table-cell table:style-name="Table7.A1" office:value-type="string">
            <text:p text:style-name="P39"><text:span text:style-name="T14">&gt; 1200px</text:span></text:p>
          </table:table-cell>
        </table:table-row>
      </table:table>
      <text:p text:style-name="P29"><text:span text:style-name="T2">🧪 Diseño adaptado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5"><text:span text:style-name="T8">LayoutBuilder(<text:line-break/> <text:s/>builder: (context, constraints) {<text:line-break/> <text:s text:c="3"/></text:span><text:span text:style-name="T9">if</text:span><text:span text:style-name="T8"> (constraints.maxWidth &lt; </text:span><text:span text:style-name="T15">600</text:span><text:span text:style-name="T8">) </text:span><text:span text:style-name="T9">return</text:span><text:span text:style-name="T8"> VistaMovil();<text:line-break/> <text:s text:c="3"/></text:span><text:span text:style-name="T9">if</text:span><text:span text:style-name="T8"> (constraints.maxWidth &lt; </text:span><text:span text:style-name="T15">1200</text:span><text:span text:style-name="T8">) </text:span><text:span text:style-name="T9">return</text:span><text:span text:style-name="T8"> VistaTablet();<text:line-break/> <text:s text:c="3"/></text:span><text:span text:style-name="T9">return</text:span><text:span text:style-name="T8"> VistaEscritorio();<text:line-break/> <text:s/>},<text:line-break/>);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1pt" style:font-name-asian="Calibri1" style:font-size-asian="21pt" style:font-name-complex="Calibri1" style:font-size-complex="21pt"/>
    </style:style>
    <style:style style:name="MT2" style:family="text">
      <style:text-properties fo:color="#666666" style:font-name="Calibri" fo:font-size="16pt" style:font-name-asian="Calibri1" style:font-size-asian="16pt" style:font-name-complex="Calibri1" style:font-size-complex="16pt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Navegación, Estado y Responsive Design en Flutter</text:span><draw:frame draw:style-name="Mfr1" draw:name="image1.png" text:anchor-type="char" svg:x="6.552in" svg:y="0.2709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7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" meta:object-count="0" meta:page-count="2" meta:paragraph-count="72" meta:word-count="487" meta:character-count="3387" meta:non-whitespace-character-count="2962"/>
    <meta:generator>LibreOfficeDev/6.0.5.2$Linux_X86_64 LibreOffice_project/</meta:generator>
  </office:meta>
</office:document-meta>
</file>